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fo:min-height="5.908cm"/>
      <style:paragraph-properties style:writing-mode="lr-tb"/>
    </style:style>
    <style:style style:name="pr2" style:family="presentation" style:parent-style-name="Impress1-subtitle">
      <style:graphic-properties draw:fill-color="#ffffff" fo:min-height="9.52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title">
      <style:graphic-properties draw:auto-grow-height="true" fo:min-height="3.625cm"/>
      <style:paragraph-properties style:writing-mode="lr-tb"/>
    </style:style>
    <style:style style:name="pr8" style:family="presentation" style:parent-style-name="Impress1-title">
      <style:graphic-properties fo:min-height="4.07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498cm" fo:text-indent="0cm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style="italic" fo:font-weight="bold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4pt" fo:font-style="normal" fo:font-weight="normal" style:font-size-asian="18pt" style:font-size-complex="18pt"/>
    </style:style>
    <style:style style:name="T6" style:family="text">
      <style:text-properties fo:font-size="24pt" fo:font-style="italic" fo:font-weight="bold" style:font-size-asian="18pt" style:font-size-complex="18pt"/>
    </style:style>
    <style:style style:name="T7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108cm" svg:y="0.762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2" draw:layer="layout" svg:width="23.8cm" svg:height="9.52cm" svg:x="2.2cm" svg:y="4.826cm" presentation:class="subtitle" presentation:user-transformed="true">
          <draw:text-box>
            <text:p><text:span text:style-name="T1">Slides available at </text:span></text:p>
            <text:p><text:span text:style-name="T1">github.com/murphnj/hourlab</text:span></text:p>
            <text:p><text:span text:style-name="T1"/></text:p>
            <text:p><text:span text:style-name="T1">Introductions will happen…</text:span></text:p>
            <text:p><text:span text:style-name="T1"><text:s/></text:span><text:span text:style-name="T1">while we install our first V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Who is this?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ob Murphy</text:p>
                <text:list>
                  <text:list-item>
                    <text:p>Linux user since Slackware 3.6</text:p>
                  </text:list-item>
                  <text:list-item>
                    <text:p>Linux Sysadmin</text:p>
                  </text:list-item>
                  <text:list-item>
                    <text:p>Current RHCE student</text:p>
                  </text:list-item>
                  <text:list-item>
                    <text:p>Contact</text:p>
                    <text:list>
                      <text:list-item>
                        <text:p><text:a xlink:href="mailto:murph@member.fsf.org" xlink:type="simple">murph@member.fsf.org</text:a></text:p>
                      </text:list-item>
                      <text:list-item>
                        <text:p>Fediverse: <text:s/>@murph@fosstodon.or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y set up a homelab like this?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header>
                <text:p/>
                <text:list>
                  <text:list-item>
                    <text:p>Allows easy setup and rebuilding</text:p>
                    <text:p/>
                  </text:list-item>
                  <text:list-item>
                    <text:p>Stability in versions of OS</text:p>
                    <text:p/>
                  </text:list-item>
                  <text:list-item>
                    <text:p>No network needed for installing new packages.</text:p>
                    <text:p/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129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5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2">A downloaded .iso file of the distro that you want to run your lab on (RedHat, Centos, Scientific or a related version)</text:span></text:p>
              </text:list-item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Fedora for the host, and KVM for 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OK, but you will have to change a few of the implementation details to suit your plat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4.078cm" svg:x="2cm" svg:y="-0.096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VM details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Now, install the repo OS</text:p>
          </draw:text-box>
        </draw:frame>
        <draw:frame presentation:style-name="pr5" draw:text-style-name="P6" draw:layer="layout" svg:width="24cm" svg:height="9.135cm" svg:x="2cm" svg:y="4.5cm" presentation:class="outline" presentation:user-transformed="true">
          <draw:text-box>
            <text:list text:style-name="L2">
              <text:list-item>
                <text:p>Select Install CentOS 7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"infrastructure server" 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ntinue installing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 text:style-name="P7">Click “Begin Installation”</text:p>
              </text:list-item>
              <text:list-item>
                <text:p text:style-name="P7">You have an opportunity to create accounts and passwords for root, and a user account, this is a good opportunity to do so.</text:p>
              </text:list-item>
              <text:list-item>
                <text:p text:style-name="P7">Now we wait (5 minutes or so.)</text:p>
              </text:list-item>
              <text:list-item>
                <text:p text:style-name="P7">When it is finished, select Reboot</text:p>
              </text:list-item>
              <text:list-item>
                <text:p text:style-name="P7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at we’re doing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Create new repo server</text:p>
                <text:list>
                  <text:list-item>
                    <text:p>Start and enable FTP service</text:p>
                  </text:list-item>
                  <text:list-item>
                    <text:p>Open firewall port for ftp</text:p>
                  </text:list-item>
                  <text:list-item>
                    <text:p>Copy files from .iso file to server</text:p>
                  </text:list-item>
                  <text:list-item>
                    <text:p>Create repo file to tell OS to use ftp for getting updates and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Setting up your ftp server</text:p>
          </draw:text-box>
        </draw:frame>
        <draw:frame presentation:style-name="pr5" draw:text-style-name="P5" draw:layer="layout" svg:width="24cm" svg:height="9.135cm" svg:x="2.1cm" svg:y="4.5cm" presentation:class="outline" presentation:user-transformed="true">
          <draw:text-box>
            <text:list text:style-name="L2"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<text:s/>--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  <text:p><text:span text:style-name="T2">(We will need it in a few minu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py files for repo 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Go to "View-&gt;details" select ide cdrom1 - click connect - browse (just like the initi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 /temp; </text:p>
              </text:list-item>
              <text:list-item>
                <text:p>rsync -avhP /temp/ /var/ftp/pub/</text:p>
              </text:list-item>
              <text:list-item>
                <text:p>We wai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reate the local repo</text:p>
          </draw:text-box>
        </draw:frame>
        <draw:frame presentation:style-name="pr5" draw:text-style-name="P1" draw:layer="layout" svg:width="24.254cm" svg:height="9.707cm" svg:x="1.908cm" svg:y="4.2cm" presentation:class="outline" presentation:user-transformed="true">
          <draw:text-box>
            <text:list text:style-name="L2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3">[network]</text:span></text:p>
              </text:list-item>
              <text:list-item>
                <text:p><text:span text:style-name="T3">name=network</text:span></text:p>
              </text:list-item>
              <text:list-item>
                <text:p><text:span text:style-name="T3">baseurl=ftp://192.168.122.&lt;your ip&gt;/pub</text:span></text:p>
              </text:list-item>
              <text:list-item>
                <text:p><text:span text:style-name="T3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Repo done ; new VM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<text:span text:style-name="T4">Go back to the Virtual machine manager:</text:span></text:p>
              </text:list-item>
              <text:list-item>
                <text:p><text:span text:style-name="T4">Select a new VM as before, but instead of local CD, we are going to select a network install:</text:span></text:p>
              </text:list-item>
              <text:list-item>
                <text:p><text:span text:style-name="T4">For URL, we will type: <text:s text:c="2"/>ftp://192.168.122.&lt;repo&gt;/pub </text:span></text:p>
              </text:list-item>
              <text:list-item>
                <text:p><text:span text:style-name="T4">Memory, cpus, and disk to taste, forward, forward , Name the VM, and Finish</text:span></text:p>
              </text:list-item>
              <text:list-item>
                <text:p><text:span text:style-name="T4">Time for questions.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Make new VM use repo<text:tab/></text:p>
          </draw:text-box>
        </draw:frame>
        <draw:frame presentation:style-name="pr5" draw:text-style-name="P1" draw:layer="layout" svg:width="24cm" svg:height="11.792cm" svg:x="1.908cm" svg:y="3.257cm" presentation:class="outline" presentation:user-transformed="true">
          <draw:text-box>
            <text:list text:style-name="L2">
              <text:list-item>
                <text:p>We can copy the repo file from our server, to use here.</text:p>
              </text:list-item>
              <text:list-item>
                <text:p><text:span text:style-name="T5">scp <text:s/></text:span><text:span text:style-name="T5"><text:a xlink:href="mailto:root@192.168.122" xlink:type="simple">root@192.168.122</text:a></text:span><text:span text:style-name="T5">.&lt;repo ip&gt;:/etc/yum.repos.d/network.repo /etc/yum.repos.d/</text:span></text:p>
              </text:list-item>
              <text:list-item>
                <text:p><text:span text:style-name="T6">or, recreate it as follows:</text:span>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repo ip&gt;/pub</text:span></text:p>
              </text:list-item>
              <text:list-item>
                <text:p><text:span text:style-name="T6">Gpgcheck=0</text:span></text:p>
              </text:list-item>
              <text:list-item>
                <text:p><text:span text:style-name="T7">yum clean all ; yum install scree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Success!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r local repo, not the repositories on the internet, so all versions will stay in syn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Questions<text:tab/><text:tab/>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Slides available at github.com/murphnj/hourlab</text:p>
              </text:list-item>
              <text:list-item>
                <text:p>Contact me at: <text:s/></text:p>
              </text:list-item>
              <text:list-item>
                <text:p><text:a xlink:href="mailto:murph@member.fsf.org" xlink:type="simple">murph@member.fsf.org</text:a><text:s/>&lt;email&gt;</text:p>
              </text:list-item>
              <text:list-item>
                <text:p>fosstodon.org/@murph &lt;fedivers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7-29T20:39:01.947766041</meta:creation-date>
    <meta:editing-duration>PT7H28M37S</meta:editing-duration>
    <meta:editing-cycles>23</meta:editing-cycles>
    <meta:generator>LibreOffice/6.3.5.2$Linux_X86_64 LibreOffice_project/30$Build-2</meta:generator>
    <dc:title>Impress</dc:title>
    <dc:date>2020-04-18T14:48:34.074764240</dc:date>
    <meta:document-statistic meta:object-count="98"/>
  </office:meta>
</office:document-meta>
</file>